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 style:master-page-name="Standard">
      <style:paragraph-properties fo:margin-top="0.1665in" fo:margin-bottom="0.1665in" loext:contextual-spacing="false" fo:line-height="100%" style:page-number="1"/>
    </style:style>
    <style:style style:name="P3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Тел.: +7-000 000 00 19<text:line-break/>Email: example19@gmail.com<text:line-break/>Образование: Высшее</text:p>
      <text:list xml:id="list3837064749" text:style-name="WWNum6">
        <text:list-item>
          <text:p text:style-name="P3">2006 – 2011, Казахский университет архитектуры и строительства, специальность «Архитектура».</text:p>
        </text:list-item>
        <text:list-item>
          <text:p text:style-name="P5">2012 – 2014, Международная школа дизайна, курс «Дизайн интерьера».</text:p>
        </text:list-item>
      </text:list>
      <text:p text:style-name="P1">Сертификаты:<text:line-break/>✔️ «Архитектурное проектирование», Московский архитектурный институт, 2015 г.<text:line-break/>✔️ «Современные тенденции в дизайне интерьеров», Академия дизайна, 2017 г.<text:line-break/>✔️ «Инновации в строительстве и архитектуре», Университет Кембриджа, 2020 г.</text:p>
      <text:p text:style-name="P1">Опыт работы:</text:p>
      <text:list xml:id="list1645533465" text:style-name="WWNum3">
        <text:list-item>
          <text:p text:style-name="P4"><text:span text:style-name="T1">Архитектор в архитектурной студии «АрхиТех», 2011 – 2015 гг.</text:span></text:p>
        </text:list-item>
      </text:list>
      <text:list xml:id="list1866378919" text:style-name="WWNum1">
        <text:list-item>
          <text:p text:style-name="P7">Разработка проектов жилых и коммерческих объектов, участие в проектировании общественных зданий.</text:p>
        </text:list-item>
      </text:list>
      <text:list xml:id="list4068267447" text:style-name="WWNum7">
        <text:list-item>
          <text:p text:style-name="P8"><text:span text:style-name="T1">Дизайнер интерьеров в «ЭкоДизайн», 2015 – 2019 гг.</text:span></text:p>
        </text:list-item>
      </text:list>
      <text:list xml:id="list3546739786" text:style-name="WWNum5">
        <text:list-item>
          <text:p text:style-name="P9">Создание дизайна интерьеров для жилых и офисных помещений, работа с клиентами по выбору стиля и материалов.</text:p>
        </text:list-item>
      </text:list>
      <text:list xml:id="list1377605065" text:style-name="WWNum2">
        <text:list-item>
          <text:p text:style-name="P10"><text:span text:style-name="T1">Главный архитектор в «Городская мастерская», 2019 – 2023 гг.</text:span></text:p>
        </text:list-item>
      </text:list>
      <text:list xml:id="list3288173558" text:style-name="WWNum8">
        <text:list-item>
          <text:p text:style-name="P11">Руководство проектами строительства, согласование архитектурных решений с государственными органами.</text:p>
        </text:list-item>
      </text:list>
      <text:list xml:id="list3289962719" text:style-name="WWNum9">
        <text:list-item>
          <text:p text:style-name="P12"><text:span text:style-name="T1">Консультант по архитектуре и дизайну (фриланс)</text:span>, 2023 – настоящее время.</text:p>
        </text:list-item>
      </text:list>
      <text:list xml:id="list285842951" text:style-name="WWNum4">
        <text:list-item>
          <text:p text:style-name="P6">Разработка архитектурных и дизайнерских решений для частных и коммерческих клиентов.</text:p>
        </text:list-item>
      </text:list>
      <text:p text:style-name="P1">Семейное положение: Замужем, один ребенок.<text:line-break/>Обо мне: Стремлюсь создавать гармоничные пространства, где удобно жить и работать. Вдохновляюсь современной архитектурой и минимализмом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4" meta:word-count="166" meta:character-count="1301" meta:non-whitespace-character-count="1153"/>
    <meta:generator>LibreOfficeDev/6.0.5.2$Linux_X86_64 LibreOffice_project/</meta:generator>
  </office:meta>
</office:document-meta>
</file>